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C800000053DAEE9D7EE6C58CC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2" style:family="table">
      <style:table-properties style:width="6.684in" table:align="left"/>
    </style:style>
    <style:style style:name="Taula2.A" style:family="table-column">
      <style:table-column-properties style:column-width="4.175in"/>
    </style:style>
    <style:style style:name="Taula2.B" style:family="table-column">
      <style:table-column-properties style:column-width="2.509in"/>
    </style:style>
    <style:style style:name="Taula2.A1" style:family="table-cell">
      <style:table-cell-properties fo:padding="0.0382in" fo:border="none"/>
    </style:style>
    <style:style style:name="P1" style:family="paragraph" style:parent-style-name="Header">
      <style:text-properties officeooo:paragraph-rsid="005fbf82"/>
    </style:style>
    <style:style style:name="P2" style:family="paragraph" style:parent-style-name="Table_20_Contents">
      <style:text-properties officeooo:paragraph-rsid="005fbf82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Standard">
      <style:text-properties officeooo:paragraph-rsid="005fbf82"/>
    </style:style>
    <style:style style:name="P8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P9" style:family="paragraph" style:parent-style-name="Preformatted_20_Text">
      <style:text-properties fo:color="#8d1d75"/>
    </style:style>
    <style:style style:name="P10" style:family="paragraph" style:parent-style-name="Preformatted_20_Text">
      <style:text-properties fo:color="#468a1a"/>
    </style:style>
    <style:style style:name="P11" style:family="paragraph" style:parent-style-name="Preformatted_20_Text">
      <style:text-properties officeooo:rsid="00ce730f" officeooo:paragraph-rsid="00ce730f"/>
    </style:style>
    <style:style style:name="P12" style:family="paragraph" style:parent-style-name="Preformatted_20_Text">
      <style:text-properties fo:font-weight="bold" style:font-weight-asian="bold" style:font-weight-complex="bold"/>
    </style:style>
    <style:style style:name="P13" style:family="paragraph" style:parent-style-name="Preformatted_20_Text">
      <style:text-properties fo:font-size="8pt" style:font-size-asian="8pt" style:font-size-complex="8pt"/>
    </style:style>
    <style:style style:name="P14" style:family="paragraph" style:parent-style-name="Preformatted_20_Text">
      <style:text-properties officeooo:paragraph-rsid="00df0b83"/>
    </style:style>
    <style:style style:name="P15" style:family="paragraph" style:parent-style-name="Text_20_body">
      <style:text-properties officeooo:rsid="00cab916" officeooo:paragraph-rsid="00cab916"/>
    </style:style>
    <style:style style:name="P16" style:family="paragraph" style:parent-style-name="Text_20_body">
      <style:text-properties officeooo:rsid="00cc5bb2" officeooo:paragraph-rsid="00cc5bb2"/>
    </style:style>
    <style:style style:name="P17" style:family="paragraph" style:parent-style-name="Text_20_body">
      <style:text-properties fo:font-style="normal" officeooo:rsid="00cc5bb2" officeooo:paragraph-rsid="00cc5bb2" style:font-style-asian="normal" style:font-style-complex="normal"/>
    </style:style>
    <style:style style:name="P18" style:family="paragraph" style:parent-style-name="Text_20_body">
      <style:text-properties fo:font-style="normal" officeooo:rsid="00ccf6d7" officeooo:paragraph-rsid="00ccf6d7" style:font-style-asian="normal" style:font-style-complex="normal"/>
    </style:style>
    <style:style style:name="P19" style:family="paragraph" style:parent-style-name="Text_20_body">
      <style:text-properties officeooo:paragraph-rsid="00ccf6d7"/>
    </style:style>
    <style:style style:name="P20" style:family="paragraph" style:parent-style-name="Text_20_body">
      <style:text-properties officeooo:rsid="00cd5a55" officeooo:paragraph-rsid="00cd5a55"/>
    </style:style>
    <style:style style:name="P21" style:family="paragraph" style:parent-style-name="Text_20_body">
      <style:text-properties officeooo:rsid="00ce4734" officeooo:paragraph-rsid="00ce4734"/>
    </style:style>
    <style:style style:name="P22" style:family="paragraph" style:parent-style-name="Text_20_body">
      <style:text-properties officeooo:rsid="00d05ae8" officeooo:paragraph-rsid="00d05ae8"/>
    </style:style>
    <style:style style:name="P23" style:family="paragraph" style:parent-style-name="Text_20_body">
      <style:text-properties officeooo:rsid="00d102b1" officeooo:paragraph-rsid="00d102b1"/>
    </style:style>
    <style:style style:name="P24" style:family="paragraph" style:parent-style-name="Text_20_body">
      <style:text-properties officeooo:rsid="00d1eb04" officeooo:paragraph-rsid="00d1eb04"/>
    </style:style>
    <style:style style:name="P25" style:family="paragraph" style:parent-style-name="Text_20_body">
      <style:text-properties officeooo:paragraph-rsid="00d1eb04"/>
    </style:style>
    <style:style style:name="P26" style:family="paragraph" style:parent-style-name="Text_20_body">
      <style:text-properties fo:font-style="italic" officeooo:rsid="00d1eb04" officeooo:paragraph-rsid="00d1eb04" style:font-style-asian="italic" style:font-style-complex="italic"/>
    </style:style>
    <style:style style:name="P27" style:family="paragraph" style:parent-style-name="Text_20_body">
      <style:text-properties fo:font-style="italic" officeooo:paragraph-rsid="00d451ec" style:font-style-asian="italic" style:font-style-complex="italic"/>
    </style:style>
    <style:style style:name="P28" style:family="paragraph" style:parent-style-name="Text_20_body">
      <style:text-properties officeooo:rsid="00d2796b" officeooo:paragraph-rsid="00d2796b"/>
    </style:style>
    <style:style style:name="P29" style:family="paragraph" style:parent-style-name="Text_20_body">
      <style:text-properties officeooo:rsid="00d451ec" officeooo:paragraph-rsid="00d451ec"/>
    </style:style>
    <style:style style:name="P30" style:family="paragraph" style:parent-style-name="Text_20_body">
      <style:text-properties officeooo:paragraph-rsid="00d451ec"/>
    </style:style>
    <style:style style:name="P31" style:family="paragraph" style:parent-style-name="Text_20_body">
      <style:text-properties officeooo:rsid="00d7821a" officeooo:paragraph-rsid="00d7821a"/>
    </style:style>
    <style:style style:name="P32" style:family="paragraph" style:parent-style-name="Text_20_body">
      <style:text-properties officeooo:paragraph-rsid="00d7821a"/>
    </style:style>
    <style:style style:name="P33" style:family="paragraph" style:parent-style-name="Text_20_body">
      <style:text-properties officeooo:rsid="00d7ef7d" officeooo:paragraph-rsid="00d7ef7d"/>
    </style:style>
    <style:style style:name="P34" style:family="paragraph" style:parent-style-name="Text_20_body">
      <style:text-properties officeooo:rsid="00dd9112" officeooo:paragraph-rsid="00dd9112"/>
    </style:style>
    <style:style style:name="P35" style:family="paragraph" style:parent-style-name="Text_20_body">
      <style:text-properties officeooo:paragraph-rsid="00dd9112"/>
    </style:style>
    <style:style style:name="P36" style:family="paragraph" style:parent-style-name="Preformatted_20_Text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37" style:family="paragraph" style:parent-style-name="Text_20_body">
      <style:paragraph-properties fo:margin-left="0.4925in" fo:margin-right="0in" fo:text-indent="0in" style:auto-text-indent="false"/>
    </style:style>
    <style:style style:name="P38" style:family="paragraph" style:parent-style-name="Title" style:master-page-name="Standard">
      <style:paragraph-properties style:page-number="auto"/>
      <style:text-properties officeooo:paragraph-rsid="00969c6a"/>
    </style:style>
    <style:style style:name="P39" style:family="paragraph" style:parent-style-name="Heading_20_1">
      <style:text-properties officeooo:rsid="00cab916" officeooo:paragraph-rsid="00cab916"/>
    </style:style>
    <style:style style:name="P40" style:family="paragraph" style:parent-style-name="Heading_20_1">
      <style:text-properties officeooo:rsid="00d102b1" officeooo:paragraph-rsid="00d102b1"/>
    </style:style>
    <style:style style:name="P41" style:family="paragraph" style:parent-style-name="Heading_20_2">
      <style:text-properties style:font-name="Liberation Sans" fo:font-size="16.1000003814697pt" fo:font-weight="bold" officeooo:rsid="00cd5a55" officeooo:paragraph-rsid="00cd5a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officeooo:rsid="00cd5a55" officeooo:paragraph-rsid="00cd5a55"/>
    </style:style>
    <style:style style:name="P43" style:family="paragraph" style:parent-style-name="Heading_20_2">
      <style:text-properties officeooo:rsid="00d2796b" officeooo:paragraph-rsid="00d2796b"/>
    </style:style>
    <style:style style:name="P44" style:family="paragraph" style:parent-style-name="Heading_20_2">
      <style:text-properties officeooo:rsid="00d451ec" officeooo:paragraph-rsid="00d451ec"/>
    </style:style>
    <style:style style:name="P45" style:family="paragraph" style:parent-style-name="Heading_20_2">
      <style:text-properties officeooo:rsid="00d7821a" officeooo:paragraph-rsid="00d7821a"/>
    </style:style>
    <style:style style:name="P46" style:family="paragraph" style:parent-style-name="Heading_20_2">
      <style:text-properties fo:color="#5983b0" fo:font-size="12pt" officeooo:rsid="00e351d2" officeooo:paragraph-rsid="00e351d2" style:font-size-asian="10.5pt" style:font-size-complex="12pt"/>
    </style:style>
    <style:style style:name="P47" style:family="paragraph" style:parent-style-name="Heading_20_3">
      <style:text-properties officeooo:rsid="00d99bf6" officeooo:paragraph-rsid="00d99bf6"/>
    </style:style>
    <style:style style:name="P48" style:family="paragraph" style:parent-style-name="Heading_20_3">
      <style:text-properties officeooo:rsid="00d7821a" officeooo:paragraph-rsid="00d7821a"/>
    </style:style>
    <style:style style:name="P49" style:family="paragraph" style:parent-style-name="Preformatted_20_Text">
      <style:text-properties officeooo:paragraph-rsid="00e3c7bc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cab916" officeooo:paragraph-rsid="00cab91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1" style:family="paragraph" style:parent-style-name="Text_20_body" style:list-style-name="L1">
      <style:text-properties officeooo:paragraph-rsid="00cab916"/>
    </style:style>
    <style:style style:name="P52" style:family="paragraph" style:parent-style-name="Text_20_body" style:list-style-name="L1">
      <style:text-properties officeooo:rsid="00ce4734" officeooo:paragraph-rsid="00ce4734"/>
    </style:style>
    <style:style style:name="P53" style:family="paragraph" style:parent-style-name="Text_20_body">
      <style:text-properties fo:color="#5983b0"/>
    </style:style>
    <style:style style:name="P54" style:family="paragraph" style:parent-style-name="Text_20_body">
      <style:text-properties fo:color="#5983b0" fo:font-style="italic" fo:font-weight="bold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color="#5983b0" officeooo:rsid="00d2796b" officeooo:paragraph-rsid="00d2796b"/>
    </style:style>
    <style:style style:name="P56" style:family="paragraph" style:parent-style-name="Text_20_body">
      <style:text-properties fo:color="#5983b0" officeooo:rsid="00d2796b" officeooo:paragraph-rsid="00e666f4"/>
    </style:style>
    <style:style style:name="P57" style:family="paragraph" style:parent-style-name="Text_20_body">
      <style:text-properties officeooo:rsid="00d2796b" officeooo:paragraph-rsid="00d2796b"/>
    </style:style>
    <style:style style:name="P58" style:family="paragraph" style:parent-style-name="Text_20_body" style:list-style-name="L2">
      <style:paragraph-properties fo:margin-left="0.4925in" fo:margin-right="0in" fo:text-indent="0in" style:auto-text-indent="false"/>
    </style:style>
    <style:style style:name="T1" style:family="text">
      <style:text-properties fo:color="#000000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000000" style:font-name="Liberation Mono" fo:font-size="10pt" fo:language="zxx" fo:country="none" officeooo:rsid="00d05ae8" style:font-name-asian="DejaVu Sans Mono" style:font-size-asian="10pt" style:font-name-complex="Liberation Mono" style:font-size-complex="10pt"/>
    </style:style>
    <style:style style:name="T10" style:family="text">
      <style:text-properties fo:color="#000000" style:font-name="Liberation Mono" fo:font-size="10pt" fo:language="zxx" fo:country="none" officeooo:rsid="00df0b83" style:font-name-asian="DejaVu Sans Mono" style:font-size-asian="10pt" style:font-name-complex="Liberation Mono" style:font-size-complex="10pt"/>
    </style:style>
    <style:style style:name="T11" style:family="text">
      <style:text-properties officeooo:rsid="00e18991"/>
    </style:style>
    <style:style style:name="T12" style:family="text">
      <style:text-properties officeooo:rsid="0075546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ccf6d7" style:font-style-asian="italic" style:font-style-complex="italic"/>
    </style:style>
    <style:style style:name="T15" style:family="text">
      <style:text-properties fo:font-style="italic" officeooo:rsid="00cd5a55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ccf6d7" style:font-style-asian="normal" style:font-style-complex="normal"/>
    </style:style>
    <style:style style:name="T20" style:family="text">
      <style:text-properties fo:font-style="normal" officeooo:rsid="00cd5a55" style:font-style-asian="normal" style:font-style-complex="normal"/>
    </style:style>
    <style:style style:name="T21" style:family="text">
      <style:text-properties fo:font-style="normal" fo:font-weight="bold" officeooo:rsid="00ccf6d7" style:font-style-asian="normal" style:font-weight-asian="bold" style:font-style-complex="normal" style:font-weight-complex="bold"/>
    </style:style>
    <style:style style:name="T22" style:family="text">
      <style:text-properties officeooo:rsid="00969c6a"/>
    </style:style>
    <style:style style:name="T23" style:family="text">
      <style:text-properties style:font-name="Liberation Sans" fo:font-size="20pt" fo:font-weight="bold" officeooo:rsid="00cab916" style:font-name-asian="Microsoft YaHei" style:font-size-asian="28pt" style:font-weight-asian="bold" style:font-name-complex="Mangal" style:font-size-complex="28pt" style:font-weight-complex="bold"/>
    </style:style>
    <style:style style:name="T24" style:family="text">
      <style:text-properties style:font-name="Liberation Sans" fo:font-size="20pt" fo:font-weight="bold" officeooo:rsid="00d7ef7d" style:font-name-asian="Microsoft YaHei" style:font-size-asian="28pt" style:font-weight-asian="bold" style:font-name-complex="Mangal" style:font-size-complex="28pt" style:font-weight-complex="bold"/>
    </style:style>
    <style:style style:name="T25" style:family="text">
      <style:text-properties style:font-name="Liberation Sans" fo:font-size="20pt" fo:font-style="italic" fo:font-weight="bold" officeooo:rsid="00cab916" style:font-name-asian="Microsoft YaHei" style:font-size-asian="28pt" style:font-style-asian="italic" style:font-weight-asian="bold" style:font-name-complex="Mangal" style:font-size-complex="28pt" style:font-style-complex="italic" style:font-weight-complex="bold"/>
    </style:style>
    <style:style style:name="T26" style:family="text">
      <style:text-properties officeooo:rsid="00cab916"/>
    </style:style>
    <style:style style:name="T27" style:family="text">
      <style:text-properties officeooo:rsid="00ccf6d7"/>
    </style:style>
    <style:style style:name="T28" style:family="text">
      <style:text-properties style:use-window-font-color="true"/>
    </style:style>
    <style:style style:name="T29" style:family="text">
      <style:text-properties fo:color="#468a1a"/>
    </style:style>
    <style:style style:name="T30" style:family="text">
      <style:text-properties officeooo:rsid="00cd5a55"/>
    </style:style>
    <style:style style:name="T31" style:family="text">
      <style:text-properties officeooo:rsid="00ce4734"/>
    </style:style>
    <style:style style:name="T32" style:family="text">
      <style:text-properties officeooo:rsid="00ce730f"/>
    </style:style>
    <style:style style:name="T33" style:family="text">
      <style:text-properties officeooo:rsid="00d01609"/>
    </style:style>
    <style:style style:name="T34" style:family="text">
      <style:text-properties officeooo:rsid="00d05ae8"/>
    </style:style>
    <style:style style:name="T35" style:family="text">
      <style:text-properties officeooo:rsid="00d1eb04"/>
    </style:style>
    <style:style style:name="T36" style:family="text">
      <style:text-properties officeooo:rsid="00d2796b"/>
    </style:style>
    <style:style style:name="T37" style:family="text">
      <style:text-properties officeooo:rsid="00d451ec"/>
    </style:style>
    <style:style style:name="T38" style:family="text">
      <style:text-properties officeooo:rsid="00d589df"/>
    </style:style>
    <style:style style:name="T39" style:family="text">
      <style:text-properties officeooo:rsid="00d7821a"/>
    </style:style>
    <style:style style:name="T40" style:family="text">
      <style:text-properties officeooo:rsid="00d7ef7d"/>
    </style:style>
    <style:style style:name="T41" style:family="text">
      <style:text-properties officeooo:rsid="00dd9112"/>
    </style:style>
    <style:style style:name="T42" style:family="text">
      <style:text-properties officeooo:rsid="00e0654f"/>
    </style:style>
    <style:style style:name="T43" style:family="text">
      <style:text-properties fo:color="#5983b0" fo:font-style="italic" style:font-style-asian="italic" style:font-weight-asian="bold" style:font-style-complex="italic" style:font-weight-complex="bold"/>
    </style:style>
    <style:style style:name="T44" style:family="text">
      <style:text-properties officeooo:rsid="00e3c7bc"/>
    </style:style>
    <style:style style:name="T45" style:family="text">
      <style:text-properties officeooo:rsid="00e666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2">Pràctica </text:span><text:span text:style-name="T23">5</text:span><text:span text:style-name="T22">. </text:span><text:span text:style-name="T23">Cerca de text flexible i </text:span><text:span text:style-name="T24">d’</text:span><text:span text:style-name="T23">informació </text:span><text:span text:style-name="T25">geoespacial</text:span></text:p>
      <text:h text:style-name="P39" text:outline-level="1">Cerques de text flexibles</text:h>
      <text:p text:style-name="P15">Per poder fer cerques de text flexibles, cal crear índexs de tipus text sobre els camps que vulguem poder fer aquestes cerques.</text:p>
      <text:p text:style-name="P15">El concepte d’índex a MongoDB és molt semblant al de les BD relacionals, i té un efecte semblant: fer que les consultes d’informació siguin molt més ràpides.</text:p>
      <text:p text:style-name="P15">Aquí tens una documentació per aprofundir el que s’explicarà a la pràctica:</text:p>
      <text:list xml:id="list4068272881" text:style-name="L1">
        <text:list-item>
          <text:p text:style-name="P51"><text:span text:style-name="T26">Índex de camps de text: </text:span><text:a xlink:type="simple" xlink:href="https://docs.mongodb.com/manual/core/index-text/" text:style-name="Internet_20_link" text:visited-style-name="Visited_20_Internet_20_Link"><text:span text:style-name="T26">https://docs.mongodb.com/manual/core/index-text/</text:span></text:a></text:p>
        </text:list-item>
        <text:list-item>
          <text:p text:style-name="P51"><text:span text:style-name="T26">Documentació de db.collection.createIndex: </text:span><text:a xlink:type="simple" xlink:href="https://docs.mongodb.com/manual/reference/method/db.collection.createIndex/#db.collection.createIndex" text:style-name="Internet_20_link" text:visited-style-name="Visited_20_Internet_20_Link"><text:span text:style-name="T26">https://docs.mongodb.com/manual/reference/method/db.collection.createIndex/#db.collection.createIndex</text:span></text:a></text:p>
        </text:list-item>
        <text:list-item>
          <text:p text:style-name="P51"><text:span text:style-name="T26">Gestió d'Índexs: </text:span><text:a xlink:type="simple" xlink:href="https://docs.mongodb.com/manual/tutorial/manage-indexes/" text:style-name="Internet_20_link" text:visited-style-name="Visited_20_Internet_20_Link"><text:span text:style-name="T26">https://docs.mongodb.com/manual/tutorial/manage-indexes/</text:span></text:a></text:p>
        </text:list-item>
        <text:list-item>
          <text:p text:style-name="P52">Cerca de texts: <text:a xlink:type="simple" xlink:href="https://docs.mongodb.com/manual/text-search/" text:style-name="Internet_20_link" text:visited-style-name="Visited_20_Internet_20_Link">https://docs.mongodb.com/manual/text-search/</text:a></text:p>
        </text:list-item>
      </text:list>
      <text:h text:style-name="P41" text:outline-level="2">Preparar els índexs</text:h>
      <text:p text:style-name="P15">A la BD test (la per defecte en obrir la mongo shell) crea aquesta col·lecció:</text:p>
      <text:p text:style-name="Preformatted_20_Text"><text:span text:style-name="T30">&gt; </text:span><text:span text:style-name="Text_20_font_20_Instrucció">db.stores.insertMany(</text:span></text:p>
      <text:p text:style-name="Preformatted_20_Text"><text:span text:style-name="Text_20_font_20_Instrucció"><text:s text:c="3"/>[</text:span></text:p>
      <text:p text:style-name="Preformatted_20_Text"><text:span text:style-name="Text_20_font_20_Instrucció"><text:s text:c="5"/>{ _id: 1, name: "Java Hut", description: "Coffee and cakes" },</text:span></text:p>
      <text:p text:style-name="Preformatted_20_Text"><text:span text:style-name="Text_20_font_20_Instrucció"><text:s text:c="5"/>{ _id: 2, name: "Burger Buns", description: "Gourmet hamburgers" },</text:span></text:p>
      <text:p text:style-name="Preformatted_20_Text"><text:span text:style-name="Text_20_font_20_Instrucció"><text:s text:c="5"/>{ _id: 3, name: "Coffee Shop", description: "Just coffee" },</text:span></text:p>
      <text:p text:style-name="Preformatted_20_Text"><text:span text:style-name="Text_20_font_20_Instrucció"><text:s text:c="5"/>{ _id: 4, name: "Clothes Clothes Clothes", description: "Discount clothing" },</text:span></text:p>
      <text:p text:style-name="Preformatted_20_Text"><text:span text:style-name="Text_20_font_20_Instrucció"><text:s text:c="5"/>{ _id: 5, name: "Java Shopping", description: "Indonesian goods" }</text:span></text:p>
      <text:p text:style-name="Preformatted_20_Text"><text:span text:style-name="Text_20_font_20_Instrucció"><text:s text:c="3"/>]</text:span></text:p>
      <text:p text:style-name="Preformatted_20_Text"><text:span text:style-name="Text_20_font_20_Instrucció">)</text:span></text:p>
      <text:p text:style-name="P15">No has creat formalment cap índex. Emperò, si mirem quins índexs hi ha a la col·lecció <text:span text:style-name="Source_20_Text">stores</text:span>:</text:p>
      <text:p text:style-name="Preformatted_20_Text"><text:span text:style-name="T26">&gt; </text:span><text:span text:style-name="Text_20_font_20_Instrucció">db.stores.getIndexes()</text:span></text:p>
      <text:p text:style-name="Preformatted_20_Text"><text:soft-page-break/>[</text:p>
      <text:p text:style-name="Preformatted_20_Text"><text:tab/>{</text:p>
      <text:p text:style-name="Preformatted_20_Text"><text:tab/><text:tab/>"v" : 2,</text:p>
      <text:p text:style-name="Preformatted_20_Text"><text:tab/><text:tab/>"key" : {</text:p>
      <text:p text:style-name="Preformatted_20_Text"><text:tab/><text:tab/><text:tab/>"_id" : 1</text:p>
      <text:p text:style-name="Preformatted_20_Text"><text:tab/><text:tab/>},</text:p>
      <text:p text:style-name="Preformatted_20_Text"><text:tab/><text:tab/>"name" : "_id_",</text:p>
      <text:p text:style-name="Preformatted_20_Text"><text:tab/><text:tab/>"ns" : "test.stores"</text:p>
      <text:p text:style-name="Preformatted_20_Text"><text:tab/>}</text:p>
      <text:p text:style-name="Preformatted_20_Text">]</text:p>
      <text:p text:style-name="P16">Hi ha un índex creat sobre el camp <text:span text:style-name="Source_20_Text">_id</text:span> (recorda que sempre hi ha aquest camp a tots els documents de qualsevol col·lecció), de tipus ascendent (el 1; si fos descendent, seria -1), amb nom <text:span text:style-name="Source_20_Text">_id_</text:span> i <text:span text:style-name="T13">namespace</text:span><text:span text:style-name="T18"> </text:span><text:span text:style-name="Source_20_Text"><text:span text:style-name="T18">test.stores</text:span></text:span><text:span text:style-name="T18"> (per aquest cas). Aquest índex es crea automàticament i no el podem esborrar mai.</text:span></text:p>
      <text:p text:style-name="P17">Una col·lecció només pot tenir un índex de tipus <text:span text:style-name="Source_20_Text">text</text:span>, però aquest pot incloure múltiples camps. En creem un aquí tant pel nom com per la descripció:</text:p>
      <text:p text:style-name="Preformatted_20_Text">db.stores.createIndex( { name: "text", description: "text" } )</text:p>
      <text:p text:style-name="Preformatted_20_Text">//crea un índex de tipus "text" sobre el camp name i un de tipus "text" sobre el camp description</text:p>
      <text:p text:style-name="P17">Comprovem que ara hi ha dos índexs <text:span text:style-name="T27">(el primer en violeta, el segon en verd)</text:span>:</text:p>
      <text:p text:style-name="Preformatted_20_Text"><text:span text:style-name="T27">&gt; </text:span><text:span text:style-name="Text_20_font_20_Instrucció">db.stores.getIndexes()</text:span></text:p>
      <text:p text:style-name="Preformatted_20_Text">[</text:p>
      <text:p text:style-name="P9"><text:tab/>{</text:p>
      <text:p text:style-name="P9"><text:tab/><text:tab/>"v" : 2,</text:p>
      <text:p text:style-name="P9"><text:tab/><text:tab/>"key" : {</text:p>
      <text:p text:style-name="P9"><text:tab/><text:tab/><text:tab/>"_id" : 1</text:p>
      <text:p text:style-name="P9"><text:tab/><text:tab/>},</text:p>
      <text:p text:style-name="P9"><text:tab/><text:tab/>"name" : "_id_",</text:p>
      <text:p text:style-name="P9"><text:tab/><text:tab/>"ns" : "test.stores"</text:p>
      <text:p text:style-name="P9"><text:tab/>}<text:span text:style-name="T28">,</text:span></text:p>
      <text:p text:style-name="Preformatted_20_Text"><text:tab/><text:span text:style-name="T29">{</text:span></text:p>
      <text:p text:style-name="P10"><text:tab/><text:tab/>"v" : 2,</text:p>
      <text:p text:style-name="P10"><text:tab/><text:tab/>"key" : {</text:p>
      <text:p text:style-name="P10"><text:tab/><text:tab/><text:tab/>"_fts" : "text",</text:p>
      <text:p text:style-name="P10"><text:soft-page-break/><text:tab/><text:tab/><text:tab/>"_ftsx" : 1</text:p>
      <text:p text:style-name="P10"><text:tab/><text:tab/>},</text:p>
      <text:p text:style-name="P10"><text:tab/><text:tab/>"name" : "name_text_description_text",</text:p>
      <text:p text:style-name="P10"><text:tab/><text:tab/>"ns" : "test.stores",</text:p>
      <text:p text:style-name="P10"><text:tab/><text:tab/>"weights" : {</text:p>
      <text:p text:style-name="P10"><text:tab/><text:tab/><text:tab/>"description" : 1,</text:p>
      <text:p text:style-name="P10"><text:tab/><text:tab/><text:tab/>"name" : 1</text:p>
      <text:p text:style-name="P10"><text:tab/><text:tab/>},</text:p>
      <text:p text:style-name="P10"><text:tab/><text:tab/>"default_language" : "english",</text:p>
      <text:p text:style-name="P10"><text:tab/><text:tab/>"language_override" : "language",</text:p>
      <text:p text:style-name="P10"><text:tab/><text:tab/>"textIndexVersion" : 3</text:p>
      <text:p text:style-name="P10"><text:tab/>}</text:p>
      <text:p text:style-name="Preformatted_20_Text">]</text:p>
      <text:p text:style-name="P19"><text:span text:style-name="T19">Si t’hi fixes, té igual «pes» per al camp </text:span><text:span text:style-name="Source_20_Text"><text:span text:style-name="T19">description</text:span></text:span><text:span text:style-name="T19"> com pel camp </text:span><text:span text:style-name="Source_20_Text"><text:span text:style-name="T19">name</text:span></text:span><text:span text:style-name="T19">. El pes servirà per tenir més o menys en compte els diferents camps de cara a ordenar els resultats de cerca d’acord a una puntuació (</text:span><text:span text:style-name="T14">score</text:span><text:span text:style-name="T19">). També té en compte </text:span><text:a xlink:type="simple" xlink:href="https://docs.mongodb.com/manual/reference/text-search-languages/#text-search-languages" text:style-name="Internet_20_link" text:visited-style-name="Visited_20_Internet_20_Link"><text:span text:style-name="T19">l’idioma</text:span></text:a><text:span text:style-name="T19"> en què se suposa que té el contingut (per exemple, per evitar paraules com «the», «</text:span><text:span text:style-name="T20">and</text:span><text:span text:style-name="T19">», «</text:span><text:span text:style-name="T20">a», etc., </text:span><text:span text:style-name="T19">i per </text:span><text:span text:style-name="T20">eliminar sufixos habituals de </text:span><text:span text:style-name="T19">les arrels de les paraules).</text:span></text:p>
      <text:p text:style-name="P20"><text:span text:style-name="T19">I </text:span><text:span text:style-name="T18">ara comença la màgia:</text:span></text:p>
      <text:h text:style-name="P42" text:outline-level="2">Consultes</text:h>
      <text:p text:style-name="P20">Podem fer una consulta «c<text:span text:style-name="T17">om en un cercador de webs</text:span>». <text:span text:style-name="T31">Fixa’t que no especifiquem sobre quin camp, sinó que ho farà sobre tots aquells que s’hagin inclòs a l’índex de text</text:span>:</text:p>
      <text:p text:style-name="Preformatted_20_Text">&gt; <text:span text:style-name="Text_20_font_20_Instrucció">db.stores.find( { $text: { $search: "java coffee shop" } } )</text:span></text:p>
      <text:p text:style-name="Preformatted_20_Text">{ "_id" : 3, "name" : "Coffee Shop", "description" : "Just coffee" }</text:p>
      <text:p text:style-name="Preformatted_20_Text">{ "_id" : 1, "name" : "Java Hut", "description" : "Coffee and cakes" }</text:p>
      <text:p text:style-name="Preformatted_20_Text">{ "_id" : 5, "name" : "Java Shopping", "description" : "Indonesian goods" }</text:p>
      <text:p text:style-name="P18"/>
      <text:p text:style-name="P19"><text:span text:style-name="T21">Buscar frases exactes</text:span><text:span text:style-name="T19">: \"....\" </text:span><text:span text:style-name="T20">(és a dir: fixa’t que el </text:span><text:span text:style-name="Source_20_Text"><text:span text:style-name="T20">\</text:span></text:span><text:span text:style-name="T20"> el que fa és permetre incloure la cometa doble dins la cadena a cercar. És a dir, el </text:span><text:span text:style-name="Source_20_Text"><text:span text:style-name="T20">\</text:span></text:span><text:span text:style-name="T20"> serveix per a </text:span><text:span text:style-name="T15">escapar</text:span><text:span text:style-name="T20"> la </text:span><text:span text:style-name="Source_20_Text"><text:span text:style-name="T20">"</text:span></text:span><text:span text:style-name="T20">.</text:span></text:p>
      <text:p text:style-name="Preformatted_20_Text"><text:span text:style-name="T30">&gt; </text:span><text:span text:style-name="Text_20_font_20_Instrucció">db.stores.find( { $text: { $search: "java \"coffee shop\"" } } )</text:span></text:p>
      <text:p text:style-name="Preformatted_20_Text">{ "_id" : 3, "name" : "Coffee Shop", "description" : "Just coffee" }</text:p>
      <text:p text:style-name="P18"/>
      <text:p text:style-name="P19"><text:soft-page-break/><text:span text:style-name="T21">Excloure</text:span><text:span text:style-name="T19">:</text:span></text:p>
      <text:p text:style-name="Preformatted_20_Text">&gt; <text:span text:style-name="Text_20_font_20_Instrucció">db.stores.find( { $text: { $search: "java shop -coffee" } } )</text:span></text:p>
      <text:p text:style-name="Preformatted_20_Text">{ "_id" : 5, "name" : "Java Shopping", "description" : "Indonesian goods" }</text:p>
      <text:p text:style-name="Text_20_body"/>
      <text:p text:style-name="P21">Podem fer projeccions (veure la pràctica 1, on ho explica una mica per sobre) per obtenir la puntuació de les cerques <text:span text:style-name="T32">(amb el </text:span><text:a xlink:type="simple" xlink:href="https://docs.mongodb.com/manual/reference/operator/projection/meta/#proj._S_meta" text:style-name="Internet_20_link" text:visited-style-name="Visited_20_Internet_20_Link"><text:span text:style-name="Source_20_Text"><text:span text:style-name="T32">$meta</text:span></text:span></text:a><text:span text:style-name="T32">)</text:span>, i poder-les ordenar segons aquest criteri (si no, surten en ordre aleatori):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reformatted_20_Text"><text:span text:style-name="T33">&gt; </text:span><text:span text:style-name="T17">db.stores.find(</text:span></text:p>
            <text:p text:style-name="P12"><text:s text:c="3"/>{ $text: { $search: "java coffee shop" } },</text:p>
            <text:p text:style-name="P12"><text:s text:c="3"/>{ puntuacio: { $meta: "textScore" } }</text:p>
            <text:p text:style-name="P12">).sort( { puntuacio: { $meta: "textScore" } } )</text:p>
          </table:table-cell>
          <table:table-cell table:style-name="Taula2.A1" office:value-type="string">
            <text:p text:style-name="Preformatted_20_Text"><text:span text:style-name="Text_20_font_20_comentari"/></text:p>
            <text:p text:style-name="P11"><text:span text:style-name="Text_20_font_20_comentari">--</text:span><text:span text:style-name="Text_20_font_20_comentari"><text:span text:style-name="T33">&gt; </text:span></text:span><text:span text:style-name="Text_20_font_20_comentari">la part de cerca</text:span></text:p>
            <text:p text:style-name="P11"><text:span text:style-name="Text_20_font_20_comentari">--</text:span><text:span text:style-name="Text_20_font_20_comentari"><text:span text:style-name="T33">&gt; </text:span></text:span><text:span text:style-name="Text_20_font_20_comentari">la part de projecció</text:span></text:p>
            <text:p text:style-name="P11"><text:span text:style-name="Text_20_font_20_comentari">--</text:span><text:span text:style-name="Text_20_font_20_comentari"><text:span text:style-name="T33">&gt; </text:span></text:span><text:span text:style-name="Text_20_font_20_comentari">ordenació dels resultats</text:span></text:p>
          </table:table-cell>
        </table:table-row>
      </table:table>
      <text:p text:style-name="P13">{ "_id" : 3, "name" : "Coffee Shop", "description" : "Just coffee", "puntuacio" : 2.25 }</text:p>
      <text:p text:style-name="P13">{ "_id" : 1, "name" : "Java Hut", "description" : "Coffee and cakes", "puntuacio" : 1.5 }</text:p>
      <text:p text:style-name="P13">{ "_id" : 5, "name" : "Java Shopping", "description" : "Indonesian goods", "puntuacio" : 1.5 }</text:p>
      <text:h text:style-name="P46" text:outline-level="2" text:is-list-header="true">$meta: "textScore" → és la puntuació segons la coincidencia que ha trobat del $search en els indexes</text:h>
      <text:h text:style-name="Heading_20_2" text:outline-level="2">Exercicis</text:h>
      <text:p text:style-name="P22">Utilitza la BD de Twitter (importa-la si no ho has fet abans).</text:p>
      <text:p text:style-name="P22">Fixa’t com pinta un <text:span text:style-name="T13">tweet</text:span>:</text:p>
      <text:p text:style-name="Preformatted_20_Text">&gt; db.tweets.findOne()</text:p>
      <text:p text:style-name="Preformatted_20_Text">{</text:p>
      <text:p text:style-name="Preformatted_20_Text"><text:s/>"_id" : ObjectId("576921b12dc7e3054bb06d2a"),</text:p>
      <text:p text:style-name="Preformatted_20_Text"><text:s/><text:span text:style-name="T17">"text" : "eu preciso de terminar de fazer a minha tabela, está muito foda **",</text:span> </text:p>
      <text:p text:style-name="Preformatted_20_Text"><text:s/>"in_reply_to_status_id" : null,</text:p>
      <text:p text:style-name="Preformatted_20_Text"><text:s/>"retweet_count" : null,</text:p>
      <text:p text:style-name="Preformatted_20_Text"><text:s/>"contributors" : null,</text:p>
      <text:p text:style-name="Preformatted_20_Text"><text:s/>"created_at" : "Thu Sep 02 18:11:23 +0000 2010",</text:p>
      <text:p text:style-name="Preformatted_20_Text"><text:s/>"geo" : null,</text:p>
      <text:p text:style-name="Preformatted_20_Text"><text:s/>"source" : "web",</text:p>
      <text:p text:style-name="Preformatted_20_Text"><text:s/><text:span text:style-name="T9">…</text:span></text:p>
      <text:p text:style-name="Preformatted_20_Text">}</text:p>
      <text:p text:style-name="P22"><text:soft-page-break/>En negreta està el camp del contingut pel qual crearem l’índex:</text:p>
      <text:p text:style-name="Preformatted_20_Text">&gt; <text:span text:style-name="Text_20_font_20_Instrucció">db.tweets.createIndex( { "text": "text"}, { "name": "searchs_idx"} )</text:span></text:p>
      <text:p text:style-name="Preformatted_20_Text">{</text:p>
      <text:p text:style-name="Preformatted_20_Text"><text:tab/>"createdCollectionAutomatically" : false,</text:p>
      <text:p text:style-name="Preformatted_20_Text"><text:tab/>"numIndexesBefore" : 1,</text:p>
      <text:p text:style-name="Preformatted_20_Text"><text:tab/>"numIndexesAfter" : 2,</text:p>
      <text:p text:style-name="Preformatted_20_Text"><text:tab/>"ok" : 1</text:p>
      <text:p text:style-name="Preformatted_20_Text">}</text:p>
      <text:p text:style-name="Preformatted_20_Text">&gt; db.tweets.getIndexes()</text:p>
      <text:p text:style-name="Preformatted_20_Text">[</text:p>
      <text:p text:style-name="Preformatted_20_Text"><text:tab/>{</text:p>
      <text:p text:style-name="Preformatted_20_Text"><text:tab/><text:tab/>"v" : 2,</text:p>
      <text:p text:style-name="Preformatted_20_Text"><text:tab/><text:tab/>"key" : {</text:p>
      <text:p text:style-name="Preformatted_20_Text"><text:tab/><text:tab/><text:tab/>"_id" : 1</text:p>
      <text:p text:style-name="Preformatted_20_Text"><text:tab/><text:tab/>},</text:p>
      <text:p text:style-name="Preformatted_20_Text"><text:tab/><text:tab/>"name" : "_id_",</text:p>
      <text:p text:style-name="Preformatted_20_Text"><text:tab/><text:tab/>"ns" : "twitter.tweets"</text:p>
      <text:p text:style-name="Preformatted_20_Text"><text:tab/>},</text:p>
      <text:p text:style-name="Preformatted_20_Text"><text:tab/>{</text:p>
      <text:p text:style-name="Preformatted_20_Text"><text:tab/><text:tab/>"v" : 2,</text:p>
      <text:p text:style-name="Preformatted_20_Text"><text:tab/><text:tab/>"key" : {</text:p>
      <text:p text:style-name="Preformatted_20_Text"><text:tab/><text:tab/><text:tab/>"_fts" : "text",</text:p>
      <text:p text:style-name="Preformatted_20_Text"><text:tab/><text:tab/><text:tab/>"_ftsx" : 1</text:p>
      <text:p text:style-name="Preformatted_20_Text"><text:tab/><text:tab/>},</text:p>
      <text:p text:style-name="Preformatted_20_Text"><text:tab/><text:tab/>"name" : "searchs_idx",</text:p>
      <text:p text:style-name="Preformatted_20_Text"><text:tab/><text:tab/>"ns" : "twitter.tweets",</text:p>
      <text:p text:style-name="Preformatted_20_Text"><text:tab/><text:tab/>"weights" : {</text:p>
      <text:p text:style-name="Preformatted_20_Text"><text:tab/><text:tab/><text:tab/>"text" : 1</text:p>
      <text:p text:style-name="Preformatted_20_Text"><text:tab/><text:tab/>},</text:p>
      <text:p text:style-name="Preformatted_20_Text"><text:tab/><text:tab/>"default_language" : "english",</text:p>
      <text:p text:style-name="Preformatted_20_Text"><text:tab/><text:tab/>"language_override" : "language",</text:p>
      <text:p text:style-name="Preformatted_20_Text"><text:tab/><text:tab/>"textIndexVersion" : 3</text:p>
      <text:p text:style-name="Preformatted_20_Text"><text:tab/>}</text:p>
      <text:p text:style-name="Preformatted_20_Text">]</text:p>
      <text:p text:style-name="Text_20_body"/>
      <text:p text:style-name="Text_20_body"><text:soft-page-break/><text:span text:style-name="T34">2</text:span>.1) Buscar quants twits tenim amb Obama President</text:p>
      <text:p text:style-name="P53">db.tweets.createIndex({text: "text"})</text:p>
      <text:p text:style-name="P53">db.tweets.find({$text: {$search: "obama president"}})</text:p>
      <text:p text:style-name="P54">*<text:span text:style-name="T44">com a aquesta base de dades només tenim un camp que és de text, a on anirem a buscar, només fem index aquest camp, també es pot posar un nom al index que creem:</text:span></text:p>
      <text:p text:style-name="P49"><text:span text:style-name="Text_20_font_20_Instrucció"><text:span text:style-name="T43">db.tweets.createIndex( { "text": "text"}, { "name": "searchs_idx"} )</text:span></text:span></text:p>
      <text:p text:style-name="Text_20_body"><text:span text:style-name="T34">2</text:span>.2) Buscar le textScore de cada twit amb Obama President</text:p>
      <text:p text:style-name="P53">db.tweets.find({$text: {$search: "obama president"}},{puntuacio: {$meta: "textScore"},"_id":0,"text":1}).sort({puntuacio: {$meta: "textScore"}})</text:p>
      <text:p text:style-name="Text_20_body"><text:span text:style-name="T34">2</text:span>.3) Buscar quants twits tenim amb Islam terrorism</text:p>
      <text:p text:style-name="P53">&gt; db.tweets.find({$text: {$search: "Islam terrorism"}}).count()</text:p>
      <text:p text:style-name="P53">8</text:p>
      <text:p text:style-name="Text_20_body"><text:span text:style-name="T34">2</text:span>.4) Buscar i mostrar puntuació:</text:p>
      <text:p text:style-name="Text_20_body">- Messi</text:p>
      <text:p text:style-name="P53">db.tweets.find({$text: {$search: "Messi"}},{"puntuacio":{$meta: "textScore"},"_id":0,"text":1})</text:p>
      <text:p text:style-name="Text_20_body">- Ronaldo</text:p>
      <text:p text:style-name="P53">db.tweets.find({$text: {$search: "Ronaldo"}},{"puntuacio":{$meta: "textScore"},"_id":0,"text":1})</text:p>
      <text:p text:style-name="Text_20_body">- frase exacta :"Yes we can"</text:p>
      <text:p text:style-name="P53">db.tweets.find({$text: {$search: "\"yes we can\""}},{"puntuacio":{$meta: "textScore"},"_id":0,"text":1})</text:p>
      <text:p text:style-name="Text_20_body">- frase exacta :"Barack Obama"</text:p>
      <text:p text:style-name="P53">&gt; db.tweets.find({$text: {$search: "\"Barack Obama\""}},{"puntuacio":{$meta: "textScore"},"_id":0,"text":1})</text:p>
      <text:p text:style-name="Text_20_body">- Madrid</text:p>
      <text:p text:style-name="P53">&gt; db.tweets.find({$text: {$search: "Madrid"}},{"puntuacio":{$meta: "textScore"},"_id":0,"text":1})</text:p>
      <text:p text:style-name="Text_20_body">- Madrid i no 'real' i no 'atletico'</text:p>
      <text:p text:style-name="P53"><text:soft-page-break/>&gt; db.tweets.find({$text: {$search: "Madrid -real -atletico"}},{"puntuacio":{$meta: "textScore"},"_id":0,"text":1})</text:p>
      <text:h text:style-name="P40" text:outline-level="1">Informació <text:span text:style-name="T13">geoespacial</text:span></text:h>
      <text:h text:style-name="P43" text:outline-level="2">Explicació <text:span text:style-name="T37">$near</text:span></text:h>
      <text:p text:style-name="P23">Mongo permet crear uns <text:a xlink:type="simple" xlink:href="https://docs.mongodb.com/manual/geospatial-queries/" text:style-name="Internet_20_link" text:visited-style-name="Visited_20_Internet_20_Link">índexs geoespacials</text:a> per a camps que continguin aquest tipus d’informació, i així poder fer consultes sobre documents propers a certes coordenades. Les coordenades poden ser esfèriques-2D (com les de latitud i longitud de la Terra), o planars-2D.</text:p>
      <text:p text:style-name="P24">Utilitzarem la BD geo:</text:p>
      <text:p text:style-name="Preformatted_20_Text">&gt; <text:span text:style-name="Text_20_font_20_Instrucció">use geo</text:span></text:p>
      <text:p text:style-name="Preformatted_20_Text">switched to db geo</text:p>
      <text:p text:style-name="Preformatted_20_Text">&gt; <text:span text:style-name="Text_20_font_20_Instrucció">show collections</text:span></text:p>
      <text:p text:style-name="Preformatted_20_Text">cities</text:p>
      <text:p text:style-name="Preformatted_20_Text">countries</text:p>
      <text:p text:style-name="Preformatted_20_Text">&gt; <text:span text:style-name="Text_20_font_20_Instrucció">db.cities.findOne()</text:span></text:p>
      <text:p text:style-name="Preformatted_20_Text">{</text:p>
      <text:p text:style-name="Preformatted_20_Text"><text:tab/>"_id" : ObjectId("54579597e9cd9f37d7fcacd9"),</text:p>
      <text:p text:style-name="Preformatted_20_Text"><text:tab/>"name" : "Arinsal",</text:p>
      <text:p text:style-name="Preformatted_20_Text"><text:tab/>"country" : "AD",</text:p>
      <text:p text:style-name="Preformatted_20_Text"><text:tab/>"timezone" : "Europe/Andorra",</text:p>
      <text:p text:style-name="Preformatted_20_Text"><text:tab/>"population" : 1419,</text:p>
      <text:p text:style-name="Preformatted_20_Text"><text:tab/>"loc" : {</text:p>
      <text:p text:style-name="Preformatted_20_Text"><text:tab/><text:tab/>"longitude" : 1.48453,</text:p>
      <text:p text:style-name="Preformatted_20_Text"><text:tab/><text:tab/>"latitude" : 42.57205</text:p>
      <text:p text:style-name="Preformatted_20_Text"><text:tab/>}</text:p>
      <text:p text:style-name="Preformatted_20_Text">}</text:p>
      <text:p text:style-name="P24">Creem l’índex geoespacial esfèric-2D <text:span text:style-name="T36">per al camp </text:span><text:span text:style-name="Source_20_Text"><text:span text:style-name="T36">loc</text:span></text:span><text:span text:style-name="T36">, que és el que conté els valors de localiztació</text:span>:</text:p>
      <text:p text:style-name="Preformatted_20_Text">db.cities.createIndex({"loc": "2dsphere"} , {"name": "loc.geoidx"})</text:p>
      <text:p text:style-name="P25"><text:span text:style-name="T35">Per fer les consultes per proximitat respecte un punt, ho podem fer amb </text:span><text:a xlink:type="simple" xlink:href="https://docs.mongodb.com/manual/reference/operator/query/near/#op._S_near" text:style-name="Internet_20_link" text:visited-style-name="Visited_20_Internet_20_Link"><text:span text:style-name="T35">$near</text:span></text:a><text:span text:style-name="T35">:</text:span></text:p>
      <text:p text:style-name="P26">Specifies a point for which a geospatial query returns the documents from nearest to farthest.</text:p>
      <text:p text:style-name="P26"><text:soft-page-break/>$near requires a geospatial index</text:p>
      <text:p text:style-name="P24">Cal especificar les coordenades <text:span text:style-name="T36">del punt geomètric respecte el que cercarem </text:span>amb aquest ordre: “longitude, latitude.”</text:p>
      <text:p text:style-name="Preformatted_20_Text">coordinates: [ &lt;longitude&gt; , &lt;latitude&gt; ]</text:p>
      <text:p text:style-name="P24"/>
      <text:p text:style-name="Preformatted_20_Text">{</text:p>
      <text:p text:style-name="Preformatted_20_Text"><text:s text:c="2"/>$near: {</text:p>
      <text:p text:style-name="Preformatted_20_Text"><text:s text:c="5"/>$geometry: {</text:p>
      <text:p text:style-name="Preformatted_20_Text"><text:s text:c="8"/>type: "Point" ,</text:p>
      <text:p text:style-name="Preformatted_20_Text"><text:s text:c="8"/>coordinates: [ &lt;longitude&gt; , &lt;latitude&gt; ]</text:p>
      <text:p text:style-name="Preformatted_20_Text"><text:s text:c="5"/>},</text:p>
      <text:p text:style-name="Preformatted_20_Text"><text:s text:c="5"/>$maxDistance: &lt;distance in meters&gt;,</text:p>
      <text:p text:style-name="Preformatted_20_Text"><text:s text:c="5"/>$minDistance: &lt;distance in meters&gt;</text:p>
      <text:p text:style-name="Preformatted_20_Text"><text:s text:c="2"/>}</text:p>
      <text:p text:style-name="Preformatted_20_Text">}</text:p>
      <text:p text:style-name="P24">Per exemple: si Pequín té com a coordenades [long: 116.40752599999996000, lat: 39.90403], podem fer aquesta cerca per veure quines ciutats hi estan fins a 20 km de distància:</text:p>
      <text:p text:style-name="P13">&gt; db.cities.find({"loc": {</text:p>
      <text:p text:style-name="P13"><text:s text:c="21"/>"$near": {</text:p>
      <text:p text:style-name="P13"><text:tab/><text:tab/><text:tab/><text:tab/><text:tab/> <text:s text:c="4"/>"$geometry": {</text:p>
      <text:p text:style-name="P13"><text:tab/><text:tab/><text:tab/><text:tab/><text:tab/><text:tab/> <text:s text:c="4"/>type: "Point" ,</text:p>
      <text:p text:style-name="P13"><text:tab/><text:tab/><text:tab/><text:tab/><text:tab/><text:tab/> <text:s text:c="4"/>coordinates: [116.40752599999996000, 39.90403]</text:p>
      <text:p text:style-name="P13"><text:tab/><text:tab/><text:tab/><text:tab/><text:tab/> <text:s text:c="4"/>},</text:p>
      <text:p text:style-name="P13"><text:tab/><text:tab/><text:tab/><text:tab/><text:tab/> <text:s text:c="4"/>"$maxDistance": 20000,</text:p>
      <text:p text:style-name="P13"><text:tab/><text:tab/><text:tab/><text:tab/><text:tab/> <text:s text:c="4"/>"$minDistance": 0</text:p>
      <text:p text:style-name="P13"><text:tab/><text:tab/><text:tab/><text:tab/><text:tab/> <text:s/>}</text:p>
      <text:p text:style-name="P13"><text:tab/><text:tab/><text:tab/><text:tab/> <text:s text:c="2"/>}</text:p>
      <text:p text:style-name="P13"><text:s text:c="16"/>})</text:p>
      <text:p text:style-name="P28">Retorna dues ciutats: Pequín i Tongzhou.</text:p>
      <text:h text:style-name="P43" text:outline-level="2">Exercicis</text:h>
      <text:p text:style-name="P28">2.5) Busca les ciutats a 20km de Barcelona</text:p>
      <text:p text:style-name="P55">db.cities.find({"loc": {"$near": <text:s/>{"$geometry": {type: "Point" , coordinates: [2.15899, 41.38879]}, "$maxDistance": 20000, "$minDistance": 0 }}})</text:p>
      <text:p text:style-name="P28"><text:soft-page-break/>2.6) Busca les ciutats que estan a entre 20 i 50 km de Barcelona</text:p>
      <text:p text:style-name="P56">db.cities.find({"loc": {"$near": <text:s/>{"$geometry": {type: "Point" , coordinates: [2.15899, 41.38879]}, "$maxDistance": <text:span text:style-name="T45">50000</text:span>, "$minDistance": <text:span text:style-name="T45">20000</text:span> }}})</text:p>
      <text:h text:style-name="P44" text:outline-level="2">Consulta agregada runCommand geoNear</text:h>
      <text:p text:style-name="P27">Returns documents in order of proximity to a specified point, from the nearest to farthest.</text:p>
      <text:p text:style-name="P27">limit: Optional. The maximum number of documents to return. The default value is 100.</text:p>
      <text:p text:style-name="P30">//Palma de Mallorca: [long: 2.6536742000000686, lat: 39.5751584]<text:tab/><text:tab/><text:tab/><text:tab/></text:p>
      <text:p text:style-name="Preformatted_20_Text">&gt; db.runCommand({</text:p>
      <text:p text:style-name="Preformatted_20_Text"><text:s text:c="10"/>"geoNear": "cities",</text:p>
      <text:p text:style-name="Preformatted_20_Text"><text:s text:c="10"/>"near": {"type": "Point", "coordinates": [2.6536742000000686, 39.5751584]},</text:p>
      <text:p text:style-name="Preformatted_20_Text"><text:tab/> <text:s text:c="5"/>"spherical": true,</text:p>
      <text:p text:style-name="Preformatted_20_Text"><text:s text:c="10"/>"maxDistance": 40000,</text:p>
      <text:p text:style-name="Preformatted_20_Text"><text:s text:c="10"/>"minDistance": 10000,</text:p>
      <text:p text:style-name="Preformatted_20_Text"><text:tab/> <text:s text:c="5"/>"distanceMultiplier": 0.001,</text:p>
      <text:p text:style-name="Preformatted_20_Text"><text:tab/> <text:s text:c="5"/>"limit": 10</text:p>
      <text:p text:style-name="Preformatted_20_Text">})</text:p>
      <text:p text:style-name="P29">El resultat és el següent. Fixa’t que a part d’indicar unes <text:span text:style-name="T38">estadístiques</text:span> al final, també ens indica la distància dels documents trobats (amb el camp <text:span text:style-name="Source_20_Text">dis</text:span>).</text:p>
      <text:p text:style-name="P31">Fins i tot podem crear una funció per això. <text:span text:style-name="T42">Aquí la mostrem utilitzant l’agregació </text:span><text:span text:style-name="Source_20_Text"><text:span text:style-name="T42">$geoNear</text:span></text:span><text:span text:style-name="T42"> enlloc de la comanda </text:span><text:span text:style-name="Source_20_Text"><text:span text:style-name="T42">geoNear</text:span></text:span><text:span text:style-name="T42">, que ja no està suportada a partir de la versió 4.2, i en la qual la distància s’expressa en km</text:span>:</text:p>
      <text:p text:style-name="Preformatted_20_Text">function findCities(long, lat, maxDist, minDist) {</text:p>
      <text:p text:style-name="Preformatted_20_Text"><text:tab/>return db.cities.aggregate ([</text:p>
      <text:p text:style-name="Preformatted_20_Text"><text:tab/><text:tab/>{"$geoNear": </text:p>
      <text:p text:style-name="Preformatted_20_Text"><text:tab/><text:tab/><text:tab/>{"near": [long, lat], "distanceField": "dis", "includeLocs": "loc", "spherical": true, "maxDistance": maxDist/6371, "minDistance": minDist/6371, "distanceMultiplier": 6371}</text:p>
      <text:p text:style-name="Preformatted_20_Text"><text:tab/><text:tab/><text:tab/>}, </text:p>
      <text:p text:style-name="Preformatted_20_Text"><text:tab/><text:tab/>{"$project": </text:p>
      <text:p text:style-name="Preformatted_20_Text"><text:tab/><text:tab/><text:tab/>{"_id": false, "name": true, "dis": true}</text:p>
      <text:p text:style-name="Preformatted_20_Text"><text:tab/><text:tab/>}</text:p>
      <text:p text:style-name="Preformatted_20_Text"><text:soft-page-break/><text:tab/>])</text:p>
      <text:p text:style-name="Preformatted_20_Text">}</text:p>
      <text:p text:style-name="P31">Aquesta funció només funciona si estem utilitzant la BD geo, és clar.</text:p>
      <text:p text:style-name="Preformatted_20_Text">findCities(-5.53888900000004, 38.639167, 40000, 0)</text:p>
      <text:p text:style-name="P31"/>
      <text:h text:style-name="P47" text:outline-level="3">Nota sobre la versió 4.2</text:h>
      <text:p text:style-name="P34">A partir de la versió 4.2, s’ha eliminat la comanda geoNear:</text:p>
      <text:p text:style-name="P37"><text:span text:style-name="T16">Remove Support for the </text:span><text:span text:style-name="Source_20_Text"><text:span text:style-name="T16">geoNear</text:span></text:span><text:span text:style-name="T16"> Command</text:span></text:p>
      <text:p text:style-name="P37"><text:span text:style-name="T13">Starting in version 4.2, MongoDB removes the </text:span><text:span text:style-name="Source_20_Text"><text:span text:style-name="T13">geoNear</text:span></text:span><text:span text:style-name="T13"> command. Use the </text:span><text:a xlink:type="simple" xlink:href="https://docs.mongodb.com/manual/reference/operator/aggregation/geoNear/#pipe._S_geoNear" text:style-name="Internet_20_link" text:visited-style-name="Visited_20_Internet_20_Link"><text:span text:style-name="Source_20_Text"><text:span text:style-name="T13">$geoNear</text:span></text:span></text:a><text:span text:style-name="T13"> aggregation stage instead.</text:span></text:p>
      <text:p text:style-name="P37"><text:span text:style-name="T13">The options for </text:span><text:a xlink:type="simple" xlink:href="https://docs.mongodb.com/manual/reference/operator/aggregation/geoNear/#pipe._S_geoNear" text:style-name="Internet_20_link" text:visited-style-name="Visited_20_Internet_20_Link"><text:span text:style-name="Source_20_Text"><text:span text:style-name="T13">$geoNear</text:span></text:span></text:a><text:span text:style-name="T13"> are similar to the removed </text:span><text:span text:style-name="Source_20_Text"><text:span text:style-name="T13">geoNear</text:span></text:span><text:span text:style-name="T13"> command with the following exceptions:</text:span></text:p>
      <text:list xml:id="list2083702540" text:style-name="L2">
        <text:list-item>
          <text:p text:style-name="P58"><text:span text:style-name="T13">The removed </text:span><text:span text:style-name="Source_20_Text"><text:span text:style-name="T13">geoNear</text:span></text:span><text:span text:style-name="T13"> command includes in its output a field named </text:span><text:span text:style-name="Source_20_Text"><text:span text:style-name="T13">dis</text:span></text:span><text:span text:style-name="T13"> that included the distance information.</text:span></text:p>
          <text:p text:style-name="P58"><text:span text:style-name="T13">For the </text:span><text:a xlink:type="simple" xlink:href="https://docs.mongodb.com/manual/reference/operator/aggregation/geoNear/#pipe._S_geoNear" text:style-name="Internet_20_link" text:visited-style-name="Visited_20_Internet_20_Link"><text:span text:style-name="Source_20_Text"><text:span text:style-name="T13">$geoNear</text:span></text:span></text:a><text:span text:style-name="T13"> stage, specify the distance field name in </text:span><text:span text:style-name="Source_20_Text"><text:span text:style-name="T13">distanceField</text:span></text:span><text:span text:style-name="T13">.</text:span></text:p>
        </text:list-item>
        <text:list-item>
          <text:p text:style-name="P58"><text:span text:style-name="T13">The removed </text:span><text:span text:style-name="Source_20_Text"><text:span text:style-name="T13">geoNear</text:span></text:span><text:span text:style-name="T13"> command accepts a </text:span><text:span text:style-name="Source_20_Text"><text:span text:style-name="T13">boolean</text:span></text:span><text:span text:style-name="T13"> value for the </text:span><text:span text:style-name="Source_20_Text"><text:span text:style-name="T13">includeLocs</text:span></text:span><text:span text:style-name="T13"> option to include the </text:span><text:span text:style-name="Source_20_Text"><text:span text:style-name="T13">loc</text:span></text:span><text:span text:style-name="T13"> field.</text:span></text:p>
          <text:p text:style-name="P58"><text:span text:style-name="T13">For the </text:span><text:a xlink:type="simple" xlink:href="https://docs.mongodb.com/manual/reference/operator/aggregation/geoNear/#pipe._S_geoNear" text:style-name="Internet_20_link" text:visited-style-name="Visited_20_Internet_20_Link"><text:span text:style-name="Source_20_Text"><text:span text:style-name="T13">$geoNear</text:span></text:span></text:a><text:span text:style-name="T13"> stage, specify the location field name in </text:span><text:span text:style-name="Source_20_Text"><text:span text:style-name="T13">includeLocs</text:span></text:span><text:span text:style-name="T13">.</text:span></text:p>
        </text:list-item>
        <text:list-item>
          <text:p text:style-name="P58"><text:span text:style-name="T13">The removed </text:span><text:span text:style-name="Source_20_Text"><text:span text:style-name="T13">geoNear</text:span></text:span><text:span text:style-name="T13"> command includes the </text:span><text:span text:style-name="Source_20_Text"><text:span text:style-name="T13">avgDistance</text:span></text:span><text:span text:style-name="T13"> and </text:span><text:span text:style-name="Source_20_Text"><text:span text:style-name="T13">maxDistance</text:span></text:span><text:span text:style-name="T13"> of the returned results.</text:span></text:p>
          <text:p text:style-name="P58"><text:span text:style-name="T13">You can use the aggregation pipeline to return the </text:span><text:span text:style-name="Source_20_Text"><text:span text:style-name="T13">avgDistance</text:span></text:span><text:span text:style-name="T13"> and </text:span><text:span text:style-name="Source_20_Text"><text:span text:style-name="T13">maxDistance</text:span></text:span><text:span text:style-name="T13"> as well. Specifically, after the </text:span><text:a xlink:type="simple" xlink:href="https://docs.mongodb.com/manual/reference/operator/aggregation/geoNear/#pipe._S_geoNear" text:style-name="Internet_20_link" text:visited-style-name="Visited_20_Internet_20_Link"><text:span text:style-name="Source_20_Text"><text:span text:style-name="T13">$geoNear</text:span></text:span></text:a><text:span text:style-name="T13"> stage, include a </text:span><text:a xlink:type="simple" xlink:href="https://docs.mongodb.com/manual/reference/operator/aggregation/group/#pipe._S_group" text:style-name="Internet_20_link" text:visited-style-name="Visited_20_Internet_20_Link"><text:span text:style-name="Source_20_Text"><text:span text:style-name="T13">$group</text:span></text:span></text:a><text:span text:style-name="T13"> stage to calculate the </text:span><text:span text:style-name="Source_20_Text"><text:span text:style-name="T13">avgDistance</text:span></text:span><text:span text:style-name="T13"> and </text:span><text:span text:style-name="Source_20_Text"><text:span text:style-name="T13">maxDistance</text:span></text:span><text:span text:style-name="T13">:</text:span></text:p>
        </text:list-item>
      </text:list>
      <text:p text:style-name="P36">db.places.aggregate([</text:p>
      <text:p text:style-name="P36"><text:s text:c="3"/>{ $geoNear: { near: &lt;...&gt;, distanceField: "dis", includeLocs: "loc", spherical: true, ... } },</text:p>
      <text:p text:style-name="P36"><text:s text:c="3"/>{ $group: { _id: null, objectsLoaded: { $sum: 1 }, maxDistance:</text:p>
      <text:p text:style-name="P36"><text:s text:c="9"/>{ $max: "$dis" }, avgDistance: { $avg: "$dis" } } }</text:p>
      <text:p text:style-name="P36">])</text:p>
      <text:p text:style-name="P34"><text:soft-page-break/></text:p>
      <text:p text:style-name="P34">Si volem veure les ciutats ordenades per distància des de certes coordenades [longitud, latitud] (sense límit de distància), i volem que es vegi <text:span text:style-name="T42">el nom de la ciutat i </text:span>el camp de distància, ho faríem així:</text:p>
      <text:p text:style-name="Preformatted_20_Text">db.cities.aggregate ([{"$geoNear": {"near": [longitud, latitud], "distanceField": "dis", "includeLocs": "loc", "spherical": true, <text:s/>"distanceMultiplier": 6371}}, {"$project": {"_id": false, "name": true, "dis": true}}])</text:p>
      <text:p text:style-name="P34">Fixa’t amb el factor <text:span text:style-name="Source_20_Text">distanceMultiplier</text:span>: és el radi en km de la Terra. D’aquesta manera, el camp <text:span text:style-name="Source_20_Text">dis</text:span> de la projecció s’expressa en km (altrament s’expressa en radians, ja que estem en coordenades esfèriques, i per convertir un angle en radians a una distància, cal multiplicar pel radi). <text:span text:style-name="T42">A més: </text:span></text:p>
      <text:p text:style-name="P34">Si volem filtrar-les per 20km, tenim dues opcions:</text:p>
      <text:p text:style-name="P34"><text:s/>a) afegir una etapa a la <text:span text:style-name="T13">aggregation pipeline</text:span>, amb el <text:a xlink:type="simple" xlink:href="https://docs.mongodb.com/manual/reference/operator/aggregation/match/" text:style-name="Internet_20_link" text:visited-style-name="Visited_20_Internet_20_Link"><text:span text:style-name="Source_20_Text">$match</text:span></text:a>:</text:p>
      <text:p text:style-name="Preformatted_20_Text">db.cities.aggregate ([</text:p>
      <text:p text:style-name="Preformatted_20_Text"><text:tab/>{"$geoNear": {</text:p>
      <text:p text:style-name="P14"><text:tab/><text:tab/>"near": [<text:span text:style-name="T10">longitud</text:span>, <text:span text:style-name="T10">latitud</text:span>], </text:p>
      <text:p text:style-name="Preformatted_20_Text"><text:tab/><text:tab/>"distanceField": "dis", </text:p>
      <text:p text:style-name="Preformatted_20_Text"><text:tab/><text:tab/>"includeLocs": "loc", </text:p>
      <text:p text:style-name="Preformatted_20_Text"><text:tab/><text:tab/>"spherical": true, </text:p>
      <text:p text:style-name="Preformatted_20_Text"><text:tab/><text:tab/>"distanceMultiplier": 6371 </text:p>
      <text:p text:style-name="Preformatted_20_Text"><text:tab/><text:tab/>} },</text:p>
      <text:p text:style-name="Preformatted_20_Text"><text:tab/>{"$match": { "dis": {$lt: 20}}},</text:p>
      <text:p text:style-name="Preformatted_20_Text"><text:tab/>{"$project": {"_id": false, "name": true, "dis": true}}</text:p>
      <text:p text:style-name="Preformatted_20_Text">])</text:p>
      <text:p text:style-name="P34">D'aquesta manera, podem utilitzar les unitats que haguem establert a través del distanceMultiplier</text:p>
      <text:p text:style-name="P35"><text:span text:style-name="T41">b) especificar el paràmetre </text:span><text:span text:style-name="Source_20_Text"><text:span text:style-name="T41">maxDistance</text:span></text:span><text:span text:style-name="T41"> a </text:span><text:span text:style-name="Source_20_Text"><text:span text:style-name="T41">$geoNear</text:span></text:span><text:span text:style-name="T41">, tenint en compte que cal dividir la distància que vulguem entre el radi de la Terra, perquè estigui expressada en radians.</text:span></text:p>
      <text:p text:style-name="Preformatted_20_Text">db.cities.aggregate ([</text:p>
      <text:p text:style-name="Preformatted_20_Text"><text:tab/>{"$geoNear": {</text:p>
      <text:p text:style-name="Preformatted_20_Text"><text:tab/><text:tab/>"near": [<text:span text:style-name="T10">longitud</text:span>, <text:span text:style-name="T10">latitud</text:span>],</text:p>
      <text:p text:style-name="Preformatted_20_Text"><text:tab/><text:tab/>"distanceField": "dis",</text:p>
      <text:p text:style-name="Preformatted_20_Text"><text:tab/><text:tab/>"includeLocs": "loc",</text:p>
      <text:p text:style-name="Preformatted_20_Text"><text:soft-page-break/><text:tab/><text:tab/>"spherical": true,</text:p>
      <text:p text:style-name="Preformatted_20_Text"><text:tab/><text:tab/>"maxDistance": 0.003139225,</text:p>
      <text:p text:style-name="Preformatted_20_Text"><text:tab/><text:tab/>"distanceMultiplier": 6371} }, </text:p>
      <text:p text:style-name="Preformatted_20_Text"><text:tab/>{"$project": {"_id": false, "name": true, "dis": true}}</text:p>
      <text:p text:style-name="Preformatted_20_Text">])</text:p>
      <text:p text:style-name="P34">Aquí, Fixa't que 20/6371=0.003139255</text:p>
      <text:h text:style-name="P45" text:outline-level="2">Consulta per zones <text:a xlink:type="simple" xlink:href="https://docs.mongodb.com/manual/reference/operator/query/geoWithin/" text:style-name="Internet_20_link" text:visited-style-name="Visited_20_Internet_20_Link">$geoWithin</text:a></text:h>
      <text:h text:style-name="P48" text:outline-level="3">Rectangular</text:h>
      <text:p text:style-name="P32"><text:span text:style-name="T39">Cantonada 1</text:span>: [long: 1.4084163, lat: 42.6604899]</text:p>
      <text:p text:style-name="P32"><text:span text:style-name="T39">Cantonada 2</text:span>: [long: 1.833985, lat: 42.434998]</text:p>
      <text:p text:style-name="Preformatted_20_Text">&gt; db.cities.find({"loc": {</text:p>
      <text:p text:style-name="Preformatted_20_Text"><text:s text:c="18"/>"$geoWithin": {</text:p>
      <text:p text:style-name="Preformatted_20_Text"><text:s text:c="22"/>"$box": [ </text:p>
      <text:p text:style-name="Preformatted_20_Text"><text:tab/><text:tab/><text:tab/><text:tab/><text:tab/> <text:s text:c="11"/>[1.4084163, 42.6604899], </text:p>
      <text:p text:style-name="Preformatted_20_Text"><text:tab/><text:tab/><text:tab/><text:tab/><text:tab/> <text:s text:c="11"/>[1.833985, 42.434998]</text:p>
      <text:p text:style-name="Preformatted_20_Text"><text:tab/><text:tab/><text:tab/><text:tab/><text:tab/><text:tab/><text:tab/> <text:s/>]</text:p>
      <text:p text:style-name="Preformatted_20_Text"><text:tab/><text:tab/><text:tab/><text:tab/> <text:s text:c="4"/>}</text:p>
      <text:p text:style-name="Preformatted_20_Text"><text:tab/><text:tab/><text:tab/><text:tab/> }</text:p>
      <text:p text:style-name="Preformatted_20_Text"><text:tab/><text:tab/><text:tab/> <text:s text:c="2"/>})</text:p>
      <text:h text:style-name="P48" text:outline-level="3">Poligonal</text:h>
      <text:p text:style-name="P32"><text:span text:style-name="T17">Bahamas</text:span>: [-77.53466,23.75975],[-77.78,23.71],[-78.03405,24.28615],[-78.40848,24.57564],[-78.19087,25.2103],[-77.89,25.17],[-77.54,24.34],[-77.53466,23.75975],[-77.82,26.58],[-78.91,26.42],[-78.98,26.79],[-78.51,26.87],[-77.85,26.84],[-77.82,26.58],[-77,26.59],[-77.17255,25.87918],[-77.35641,26.00735],[-77.34,26.53],[-77.78802,26.92516],[-77.79,27.04],[-77,26.59]</text:p>
      <text:p text:style-name="P32"><text:span text:style-name="T17">Cuba</text:span>: [-82.268151,23.188611],[-81.404457,23.117271],[-80.618769,23.10598],[-79.679524,22.765303],[-79.281486,22.399202],[-78.347434,22.512166],[-77.993296,22.277194],[-77.146422,21.657851],[-76.523825,21.20682],[-76.19462,21.220565],[-75.598222,21.016624],[-75.67106,20.735091],[-74.933896,20.693905],[-74.178025,20.284628],[-74.296648,20.050379],[-74.961595,19.923435],[-75.63468,19.873774],[-76.323656,19.952891],[-77.755481,19.855481],[-77.085108,20.413354],[-77.492655,20.673105],[-78.137292,20.739949],[-78.482827,21.028613],[-<text:soft-page-break/>78.719867,21.598114],[-79.285,21.559175],[-80.217475,21.827324],[-80.517535,22.037079],[-81.820943,22.192057],[-82.169992,22.387109],[-81.795002,22.636965],[-82.775898,22.68815],[-83.494459,22.168518],[-83.9088,22.154565],[-84.052151,21.910575],[-84.54703,21.801228],[-84.974911,21.896028],[-84.447062,22.20495],[-84.230357,22.565755],[-83.77824,22.788118],[-83.267548,22.983042],[-82.510436,23.078747],[-82.268151,23.188611]</text:p>
      <text:p text:style-name="P32"/>
      <text:p text:style-name="P31">Exemple per a cercar les ciutats de les Bahames:</text:p>
      <text:p text:style-name="Preformatted_20_Text">db.cities.find({"loc": {</text:p>
      <text:p text:style-name="Preformatted_20_Text"><text:s text:c="18"/>"$geoWithin": {</text:p>
      <text:p text:style-name="Preformatted_20_Text"><text:s text:c="22"/>"$polygon": [</text:p>
      <text:p text:style-name="Preformatted_20_Text"><text:tab/><text:tab/><text:tab/><text:tab/><text:tab/> <text:s text:c="4"/>[-77.53466,23.75975],[-77.78,23.71],[-78.03405,24.28615],[-78.40848,24.57564],[-78.19087,25.2103],[-77.89,25.17],[-77.54,24.34],[-77.53466,23.75975],[-77.82,26.58],[-78.91,26.42],[-78.98,26.79],[-78.51,26.87],[-77.85,26.84],[-77.82,26.58],[-77,26.59],[-77.17255,25.87918],[-77.35641,26.00735],[-77.34,26.53],[-77.78802,26.92516],[-77.79,27.04],[-77,26.59]</text:p>
      <text:p text:style-name="Preformatted_20_Text"><text:tab/><text:tab/><text:tab/><text:tab/><text:tab/> <text:s/>]</text:p>
      <text:p text:style-name="Preformatted_20_Text"><text:tab/><text:tab/><text:tab/><text:tab/> <text:s/>}</text:p>
      <text:p text:style-name="Preformatted_20_Text"><text:tab/><text:tab/><text:tab/><text:tab/>}</text:p>
      <text:p text:style-name="Preformatted_20_Text"><text:tab/><text:tab/><text:tab/> <text:s text:c="2"/>})</text:p>
      <text:h text:style-name="P45" text:outline-level="2">Exercicis</text:h>
      <text:p text:style-name="P31">2.7) Amb la funció <text:span text:style-name="Source_20_Text">findCities</text:span>, busca <text:span text:style-name="T40">les ciutats de fins a 20 km de distància de Llançà</text:span></text:p>
      <text:p text:style-name="P33">2.8) Quantes poblacions hi ha en aquesta BD dins el triangle format per Barcelona, Manresa i Tarragona?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9ae"/>
      <style:paragraph-properties fo:margin-top="0.0398in" fo:margin-bottom="0.0398in" loext:contextual-spacing="false" style:page-number="auto" fo:background-color="#fff9ae" fo:padding="0.0398in" fo:border="0.06pt solid #9a6704" style:shadow="none" style:writing-mode="page"/>
      <style:text-properties fo:color="#000000" style:font-name="Liberation Mono" fo:font-family="'Liberation Mono'" style:font-family-generic="modern" style:font-pitch="fixed" fo:font-size="10pt" fo:language="zxx" fo:country="none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fo:language="zxx" fo:country="none" fo:background-color="#fffbcc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font_20_comentari" style:display-name="Text font comentari" style:family="text">
      <style:text-properties fo:color="#12762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font_20_Instrucció" style:display-name="Text font Instrucció" style:family="text">
      <style:text-properties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1.6736in" style:rel-column-width="16384*"/>
    </style:style>
    <style:style style:name="Taula1.B" style:family="table-column">
      <style:table-column-properties style:column-width="1.6729in" style:rel-column-width="16383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382in" fo:border="0.05pt solid #000000"/>
    </style:style>
    <style:style style:name="Tau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5fbf82"/>
    </style:style>
    <style:style style:name="MP2" style:family="paragraph" style:parent-style-name="Table_20_Contents">
      <style:text-properties officeooo:paragraph-rsid="005fbf82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cab916" officeooo:paragraph-rsid="00cab91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8" style:family="paragraph" style:parent-style-name="Standard">
      <style:text-properties officeooo:paragraph-rsid="005fbf82"/>
    </style:style>
    <style:style style:name="MP9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MT1" style:family="text">
      <style:text-properties fo:color="#000000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2" style:family="text">
      <style:text-properties fo:color="#000000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9" style:family="text">
      <style:text-properties officeooo:rsid="00e18991"/>
    </style:style>
    <style:style style:name="MT10" style:family="text">
      <style:text-properties officeooo:rsid="0075546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A" table:number-columns-repeated="2"/>
          <table:table-row>
            <table:table-cell table:style-name="Taula1.A1" table:number-rows-spanned="2" office:value-type="string">
              <text:p text:style-name="MP2"><draw:frame draw:style-name="Mfr1" draw:name="Imatge1" text:anchor-type="paragraph" svg:x="0.0992in" svg:y="0in" svg:width="1.3972in" svg:height="0.5799in" draw:z-index="12"><draw:image xlink:href="Pictures/10000201000000C800000053DAEE9D7EE6C58CCE.png" xlink:type="simple" xlink:show="embed" xlink:actuate="onLoad" loext:mime-type="image/png"/></draw:frame></text:p>
            </table:table-cell>
            <table:table-cell table:style-name="Taula1.B1" office:value-type="string">
              <text:p text:style-name="MP3"><text:span text:style-name="MT1">Departament: </text:span><text:span text:style-name="MT2">Informàtica</text:span></text:p>
            </table:table-cell>
            <table:table-cell table:style-name="Taula1.B1" office:value-type="string">
              <text:p text:style-name="MP4"><text:span text:style-name="MT3">UF</text:span><text:span text:style-name="MT4">2</text:span></text:p>
            </table:table-cell>
            <table:table-cell table:style-name="Taula1.D1" office:value-type="string">
              <text:p text:style-name="MP4"><text:span text:style-name="MT3">Grup:</text:span><text:span text:style-name="MT5"> </text:span><text:span text:style-name="MT6">2</text:span><text:span text:style-name="MT7">HIS</text:span><text:span text:style-name="MT8">X</text:span></text:p>
              <text:p text:style-name="MP5"/>
            </table:table-cell>
          </table:table-row>
          <table:table-row>
            <table:covered-table-cell/>
            <table:table-cell table:style-name="Taula1.B2" office:value-type="string">
              <text:p text:style-name="MP4"><text:span text:style-name="MT3">Mòdul</text:span><text:span text:style-name="MT5">: <text:s text:c="2"/>M</text:span><text:span text:style-name="MT6">10</text:span></text:p>
            </table:table-cell>
            <table:table-cell table:style-name="Taula1.B2" office:value-type="string">
              <text:p text:style-name="MP6">Pràctica 5</text:p>
            </table:table-cell>
            <table:table-cell table:style-name="Taula1.D2" office:value-type="string">
              <text:p text:style-name="MP7">Curs 20<text:span text:style-name="MT9">20</text:span>-202<text:span text:style-name="MT9">1</text:span></text:p>
            </table:table-cell>
          </table:table-row>
        </table:table>
        <text:p text:style-name="MP8"/>
      </style:header>
      <style:footer>
        <text:p text:style-name="MP9"><text:page-number text:select-page="current">13</text:page-number><text:s/><text:span text:style-name="MT10">de </text:span><text:span text:style-name="MT10"><text:page-count>1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31T20:34:56.176000000</meta:creation-date>
    <dc:date>2021-04-08T10:26:59.585819213</dc:date>
    <meta:editing-duration>PT16H59M56S</meta:editing-duration>
    <meta:editing-cycles>94</meta:editing-cycles>
    <meta:generator>LibreOffice/6.4.6.2$Linux_X86_64 LibreOffice_project/40$Build-2</meta:generator>
    <meta:printed-by>msoler </meta:printed-by>
    <meta:print-date>2016-06-01T09:09:10.113530598</meta:print-date>
    <meta:document-statistic meta:table-count="2" meta:image-count="1" meta:object-count="0" meta:page-count="13" meta:paragraph-count="325" meta:word-count="2113" meta:character-count="16143" meta:non-whitespace-character-count="13736"/>
  </office:meta>
</office:document-meta>
</file>